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8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1" office:value-type="float" office:value="3778" calcext:value-type="float">
            <text:p>377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72" calcext:value-type="float">
            <text:p>472</text:p>
          </table:table-cell>
          <table:table-cell table:style-name="ce18" office:value-type="float" office:value="3197" calcext:value-type="float">
            <text:p>31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50" calcext:value-type="float">
            <text:p>85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20" calcext:value-type="float">
            <text:p>620</text:p>
          </table:table-cell>
          <table:table-cell table:style-name="ce22" office:value-type="float" office:value="199" calcext:value-type="float">
            <text:p>1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369" calcext:value-type="float">
            <text:p>5369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2467" calcext:value-type="float">
            <text:p>2467</text:p>
          </table:table-cell>
          <table:table-cell table:style-name="ce22" office:value-type="float" office:value="2414" calcext:value-type="float">
            <text:p>24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52" calcext:value-type="float">
            <text:p>75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37" calcext:value-type="float">
            <text:p>537</text:p>
          </table:table-cell>
          <table:table-cell table:style-name="ce22" office:value-type="float" office:value="168" calcext:value-type="float">
            <text:p>1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3" calcext:value-type="float">
            <text:p>4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476" calcext:value-type="float">
            <text:p>847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945" calcext:value-type="float">
            <text:p>1945</text:p>
          </table:table-cell>
          <table:table-cell table:style-name="ce22" office:value-type="float" office:value="6028" calcext:value-type="float">
            <text:p>60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611" calcext:value-type="float">
            <text:p>5611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659" calcext:value-type="float">
            <text:p>1659</text:p>
          </table:table-cell>
          <table:table-cell table:style-name="ce22" office:value-type="float" office:value="3659" calcext:value-type="float">
            <text:p>36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029" calcext:value-type="float">
            <text:p>302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18" calcext:value-type="float">
            <text:p>1218</text:p>
          </table:table-cell>
          <table:table-cell table:style-name="ce22" office:value-type="float" office:value="1768" calcext:value-type="float">
            <text:p>17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918" calcext:value-type="float">
            <text:p>691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6122" calcext:value-type="float">
            <text:p>6122</text:p>
          </table:table-cell>
          <table:table-cell table:style-name="ce22" office:value-type="float" office:value="699" calcext:value-type="float">
            <text:p>6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774" calcext:value-type="float">
            <text:p>15774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13836" calcext:value-type="float">
            <text:p>13836</text:p>
          </table:table-cell>
          <table:table-cell table:style-name="ce22" office:value-type="float" office:value="1324" calcext:value-type="float">
            <text:p>13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279" calcext:value-type="float">
            <text:p>22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76" calcext:value-type="float">
            <text:p>1576</text:p>
          </table:table-cell>
          <table:table-cell table:style-name="ce22" office:value-type="float" office:value="675" calcext:value-type="float">
            <text:p>6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444" calcext:value-type="float">
            <text:p>44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28" calcext:value-type="float">
            <text:p>2028</text:p>
          </table:table-cell>
          <table:table-cell table:style-name="ce22" office:value-type="float" office:value="2408" calcext:value-type="float">
            <text:p>24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3134" calcext:value-type="float">
            <text:p>13134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101" calcext:value-type="float">
            <text:p>2101</text:p>
          </table:table-cell>
          <table:table-cell table:style-name="ce22" office:value-type="float" office:value="10827" calcext:value-type="float">
            <text:p>108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3" calcext:value-type="float">
            <text:p>8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3" calcext:value-type="float">
            <text:p>53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1101" calcext:value-type="float">
            <text:p>2110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484" calcext:value-type="float">
            <text:p>5484</text:p>
          </table:table-cell>
          <table:table-cell table:style-name="ce22" office:value-type="float" office:value="15496" calcext:value-type="float">
            <text:p>154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2011" calcext:value-type="float">
            <text:p>52011</text:p>
          </table:table-cell>
          <table:table-cell table:style-name="ce24" office:value-type="float" office:value="8521" calcext:value-type="float">
            <text:p>8521</text:p>
          </table:table-cell>
          <table:table-cell table:style-name="ce24" office:value-type="float" office:value="13201" calcext:value-type="float">
            <text:p>13201</text:p>
          </table:table-cell>
          <table:table-cell table:style-name="ce22" office:value-type="float" office:value="30289" calcext:value-type="float">
            <text:p>3028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42" calcext:value-type="float">
            <text:p>24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2" calcext:value-type="float">
            <text:p>62</text:p>
          </table:table-cell>
          <table:table-cell table:style-name="ce22" office:value-type="float" office:value="178" calcext:value-type="float">
            <text:p>17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266" calcext:value-type="float">
            <text:p>226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37" calcext:value-type="float">
            <text:p>237</text:p>
          </table:table-cell>
          <table:table-cell table:style-name="ce22" office:value-type="float" office:value="1923" calcext:value-type="float">
            <text:p>19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070" calcext:value-type="float">
            <text:p>207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60" calcext:value-type="float">
            <text:p>960</text:p>
          </table:table-cell>
          <table:table-cell table:style-name="ce22" office:value-type="float" office:value="1012" calcext:value-type="float">
            <text:p>10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6894" calcext:value-type="float">
            <text:p>146894</text:p>
          </table:table-cell>
          <table:table-cell table:style-name="ce24" office:value-type="float" office:value="10017" calcext:value-type="float">
            <text:p>10017</text:p>
          </table:table-cell>
          <table:table-cell table:style-name="ce24" office:value-type="float" office:value="59297" calcext:value-type="float">
            <text:p>59297</text:p>
          </table:table-cell>
          <table:table-cell table:style-name="ce22" office:value-type="float" office:value="77580" calcext:value-type="float">
            <text:p>775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1" calcext:value-type="float">
            <text:p>14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2" calcext:value-type="float">
            <text:p>132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872" calcext:value-type="float">
            <text:p>187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01" calcext:value-type="float">
            <text:p>401</text:p>
          </table:table-cell>
          <table:table-cell table:style-name="ce22" office:value-type="float" office:value="1385" calcext:value-type="float">
            <text:p>13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44" calcext:value-type="float">
            <text:p>74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66" calcext:value-type="float">
            <text:p>566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267" calcext:value-type="float">
            <text:p>226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02" calcext:value-type="float">
            <text:p>1002</text:p>
          </table:table-cell>
          <table:table-cell table:style-name="ce22" office:value-type="float" office:value="1157" calcext:value-type="float">
            <text:p>11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7674" calcext:value-type="float">
            <text:p>67674</text:p>
          </table:table-cell>
          <table:table-cell table:style-name="ce24" office:value-type="float" office:value="4697" calcext:value-type="float">
            <text:p>4697</text:p>
          </table:table-cell>
          <table:table-cell table:style-name="ce24" office:value-type="float" office:value="30239" calcext:value-type="float">
            <text:p>30239</text:p>
          </table:table-cell>
          <table:table-cell table:style-name="ce22" office:value-type="float" office:value="32738" calcext:value-type="float">
            <text:p>327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30" calcext:value-type="float">
            <text:p>2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" calcext:value-type="float">
            <text:p>44</text:p>
          </table:table-cell>
          <table:table-cell table:style-name="ce22" office:value-type="float" office:value="184" calcext:value-type="float">
            <text:p>1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3" calcext:value-type="float">
            <text:p>1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60" calcext:value-type="float">
            <text:p>26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182" calcext:value-type="float">
            <text:p>1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5972" calcext:value-type="float">
            <text:p>25972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2160" calcext:value-type="float">
            <text:p>12160</text:p>
          </table:table-cell>
          <table:table-cell table:style-name="ce22" office:value-type="float" office:value="13518" calcext:value-type="float">
            <text:p>135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3976" calcext:value-type="float">
            <text:p>83976</text:p>
          </table:table-cell>
          <table:table-cell table:style-name="ce24" office:value-type="float" office:value="4637" calcext:value-type="float">
            <text:p>4637</text:p>
          </table:table-cell>
          <table:table-cell table:style-name="ce24" office:value-type="float" office:value="78993" calcext:value-type="float">
            <text:p>78993</text:p>
          </table:table-cell>
          <table:table-cell table:style-name="ce22" office:value-type="float" office:value="346" calcext:value-type="float">
            <text:p>3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051" calcext:value-type="float">
            <text:p>10051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2424" calcext:value-type="float">
            <text:p>2424</text:p>
          </table:table-cell>
          <table:table-cell table:style-name="ce22" office:value-type="float" office:value="7199" calcext:value-type="float">
            <text:p>71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moros</text:p>
          </table:table-cell>
          <table:table-cell office:value-type="string" calcext:value-type="string">
            <text:p>Les Comores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74" calcext:value-type="float">
            <text:p>27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2" office:value-type="float" office:value="231" calcext:value-type="float">
            <text:p>2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73" calcext:value-type="float">
            <text:p>77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61" calcext:value-type="float">
            <text:p>461</text:p>
          </table:table-cell>
          <table:table-cell table:style-name="ce22" office:value-type="float" office:value="306" calcext:value-type="float">
            <text:p>3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602" calcext:value-type="float">
            <text:p>160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54" calcext:value-type="float">
            <text:p>754</text:p>
          </table:table-cell>
          <table:table-cell table:style-name="ce22" office:value-type="float" office:value="828" calcext:value-type="float">
            <text:p>8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161" calcext:value-type="float">
            <text:p>216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689" calcext:value-type="float">
            <text:p>1689</text:p>
          </table:table-cell>
          <table:table-cell table:style-name="ce22" office:value-type="float" office:value="386" calcext:value-type="float">
            <text:p>3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741" calcext:value-type="float">
            <text:p>174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078" calcext:value-type="float">
            <text:p>1078</text:p>
          </table:table-cell>
          <table:table-cell table:style-name="ce22" office:value-type="float" office:value="589" calcext:value-type="float">
            <text:p>58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91" calcext:value-type="float">
            <text:p>89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0" calcext:value-type="float">
            <text:p>400</text:p>
          </table:table-cell>
          <table:table-cell table:style-name="ce22" office:value-type="float" office:value="476" calcext:value-type="float">
            <text:p>4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077" calcext:value-type="float">
            <text:p>8077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4413" calcext:value-type="float">
            <text:p>4413</text:p>
          </table:table-cell>
          <table:table-cell table:style-name="ce22" office:value-type="float" office:value="3391" calcext:value-type="float">
            <text:p>33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37" calcext:value-type="float">
            <text:p>9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0" calcext:value-type="float">
            <text:p>130</text:p>
          </table:table-cell>
          <table:table-cell table:style-name="ce22" office:value-type="float" office:value="768" calcext:value-type="float">
            <text:p>7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416" calcext:value-type="float">
            <text:p>10416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8125" calcext:value-type="float">
            <text:p>8125</text:p>
          </table:table-cell>
          <table:table-cell table:style-name="ce22" office:value-type="float" office:value="1769" calcext:value-type="float">
            <text:p>17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5" calcext:value-type="float">
            <text:p>645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135" calcext:value-type="float">
            <text:p>11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24" calcext:value-type="float">
            <text:p>824</text:p>
          </table:table-cell>
          <table:table-cell table:style-name="ce22" office:value-type="float" office:value="308" calcext:value-type="float">
            <text:p>3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376" calcext:value-type="float">
            <text:p>9376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2286" calcext:value-type="float">
            <text:p>2286</text:p>
          </table:table-cell>
          <table:table-cell table:style-name="ce22" office:value-type="float" office:value="6710" calcext:value-type="float">
            <text:p>67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8818" calcext:value-type="float">
            <text:p>28818</text:p>
          </table:table-cell>
          <table:table-cell table:style-name="ce24" office:value-type="float" office:value="1704" calcext:value-type="float">
            <text:p>1704</text:p>
          </table:table-cell>
          <table:table-cell table:style-name="ce24" office:value-type="float" office:value="3433" calcext:value-type="float">
            <text:p>3433</text:p>
          </table:table-cell>
          <table:table-cell table:style-name="ce22" office:value-type="float" office:value="23681" calcext:value-type="float">
            <text:p>236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42" calcext:value-type="float">
            <text:p>7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7" calcext:value-type="float">
            <text:p>257</text:p>
          </table:table-cell>
          <table:table-cell table:style-name="ce22" office:value-type="float" office:value="469" calcext:value-type="float">
            <text:p>4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39" calcext:value-type="float">
            <text:p>4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22" calcext:value-type="float">
            <text:p>4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725" calcext:value-type="float">
            <text:p>172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04" calcext:value-type="float">
            <text:p>704</text:p>
          </table:table-cell>
          <table:table-cell table:style-name="ce22" office:value-type="float" office:value="965" calcext:value-type="float">
            <text:p>9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9" calcext:value-type="float">
            <text:p>15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145" calcext:value-type="float">
            <text:p>1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94" calcext:value-type="float">
            <text:p>19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95" calcext:value-type="float">
            <text:p>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738" calcext:value-type="float">
            <text:p>5738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4000" calcext:value-type="float">
            <text:p>4000</text:p>
          </table:table-cell>
          <table:table-cell table:style-name="ce22" office:value-type="float" office:value="1478" calcext:value-type="float">
            <text:p>147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76202" calcext:value-type="float">
            <text:p>176202</text:p>
          </table:table-cell>
          <table:table-cell table:style-name="ce24" office:value-type="float" office:value="26233" calcext:value-type="float">
            <text:p>26233</text:p>
          </table:table-cell>
          <table:table-cell table:style-name="ce24" office:value-type="float" office:value="55892" calcext:value-type="float">
            <text:p>55892</text:p>
          </table:table-cell>
          <table:table-cell table:style-name="ce22" office:value-type="float" office:value="94077" calcext:value-type="float">
            <text:p>940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20" calcext:value-type="float">
            <text:p>6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0" calcext:value-type="float">
            <text:p>110</text:p>
          </table:table-cell>
          <table:table-cell table:style-name="ce22" office:value-type="float" office:value="502" calcext:value-type="float">
            <text:p>5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23" calcext:value-type="float">
            <text:p>6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8" calcext:value-type="float">
            <text:p>288</text:p>
          </table:table-cell>
          <table:table-cell table:style-name="ce22" office:value-type="float" office:value="325" calcext:value-type="float">
            <text:p>3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70588" calcext:value-type="float">
            <text:p>170588</text:p>
          </table:table-cell>
          <table:table-cell table:style-name="ce24" office:value-type="float" office:value="7510" calcext:value-type="float">
            <text:p>7510</text:p>
          </table:table-cell>
          <table:table-cell table:style-name="ce24" office:value-type="float" office:value="141700" calcext:value-type="float">
            <text:p>141700</text:p>
          </table:table-cell>
          <table:table-cell table:style-name="ce22" office:value-type="float" office:value="21378" calcext:value-type="float">
            <text:p>2137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012" calcext:value-type="float">
            <text:p>40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3" calcext:value-type="float">
            <text:p>323</text:p>
          </table:table-cell>
          <table:table-cell table:style-name="ce22" office:value-type="float" office:value="3671" calcext:value-type="float">
            <text:p>36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691" calcext:value-type="float">
            <text:p>269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374" calcext:value-type="float">
            <text:p>1374</text:p>
          </table:table-cell>
          <table:table-cell table:style-name="ce22" office:value-type="float" office:value="1167" calcext:value-type="float">
            <text:p>11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00" calcext:value-type="float">
            <text:p>90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1" calcext:value-type="float">
            <text:p>101</text:p>
          </table:table-cell>
          <table:table-cell table:style-name="ce22" office:value-type="float" office:value="775" calcext:value-type="float">
            <text:p>7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009" calcext:value-type="float">
            <text:p>200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63" calcext:value-type="float">
            <text:p>663</text:p>
          </table:table-cell>
          <table:table-cell table:style-name="ce22" office:value-type="float" office:value="1335" calcext:value-type="float">
            <text:p>13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94" calcext:value-type="float">
            <text:p>59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2" office:value-type="float" office:value="567" calcext:value-type="float">
            <text:p>5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4" calcext:value-type="float">
            <text:p>9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6" calcext:value-type="float">
            <text:p>1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771" calcext:value-type="float">
            <text:p>177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2" calcext:value-type="float">
            <text:p>192</text:p>
          </table:table-cell>
          <table:table-cell table:style-name="ce22" office:value-type="float" office:value="1472" calcext:value-type="float">
            <text:p>14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178" calcext:value-type="float">
            <text:p>3178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865" calcext:value-type="float">
            <text:p>865</text:p>
          </table:table-cell>
          <table:table-cell table:style-name="ce22" office:value-type="float" office:value="1921" calcext:value-type="float">
            <text:p>19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801" calcext:value-type="float">
            <text:p>180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65" calcext:value-type="float">
            <text:p>176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9695" calcext:value-type="float">
            <text:p>59695</text:p>
          </table:table-cell>
          <table:table-cell table:style-name="ce24" office:value-type="float" office:value="1985" calcext:value-type="float">
            <text:p>1985</text:p>
          </table:table-cell>
          <table:table-cell table:style-name="ce24" office:value-type="float" office:value="17887" calcext:value-type="float">
            <text:p>17887</text:p>
          </table:table-cell>
          <table:table-cell table:style-name="ce22" office:value-type="float" office:value="39823" calcext:value-type="float">
            <text:p>398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3112" calcext:value-type="float">
            <text:p>13112</text:p>
          </table:table-cell>
          <table:table-cell table:style-name="ce24" office:value-type="float" office:value="943" calcext:value-type="float">
            <text:p>943</text:p>
          </table:table-cell>
          <table:table-cell table:style-name="ce24" office:value-type="float" office:value="2494" calcext:value-type="float">
            <text:p>2494</text:p>
          </table:table-cell>
          <table:table-cell table:style-name="ce22" office:value-type="float" office:value="9675" calcext:value-type="float">
            <text:p>96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603" calcext:value-type="float">
            <text:p>260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661" calcext:value-type="float">
            <text:p>1661</text:p>
          </table:table-cell>
          <table:table-cell table:style-name="ce22" office:value-type="float" office:value="838" calcext:value-type="float">
            <text:p>8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2541" calcext:value-type="float">
            <text:p>22541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17110" calcext:value-type="float">
            <text:p>17110</text:p>
          </table:table-cell>
          <table:table-cell table:style-name="ce22" office:value-type="float" office:value="4002" calcext:value-type="float">
            <text:p>40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4691" calcext:value-type="float">
            <text:p>104691</text:p>
          </table:table-cell>
          <table:table-cell table:style-name="ce24" office:value-type="float" office:value="6541" calcext:value-type="float">
            <text:p>6541</text:p>
          </table:table-cell>
          <table:table-cell table:style-name="ce24" office:value-type="float" office:value="83837" calcext:value-type="float">
            <text:p>83837</text:p>
          </table:table-cell>
          <table:table-cell table:style-name="ce22" office:value-type="float" office:value="14313" calcext:value-type="float">
            <text:p>143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6436" calcext:value-type="float">
            <text:p>16436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11229" calcext:value-type="float">
            <text:p>11229</text:p>
          </table:table-cell>
          <table:table-cell table:style-name="ce22" office:value-type="float" office:value="4962" calcext:value-type="float">
            <text:p>49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17185" calcext:value-type="float">
            <text:p>217185</text:p>
          </table:table-cell>
          <table:table-cell table:style-name="ce24" office:value-type="float" office:value="30201" calcext:value-type="float">
            <text:p>30201</text:p>
          </table:table-cell>
          <table:table-cell table:style-name="ce24" office:value-type="float" office:value="99023" calcext:value-type="float">
            <text:p>99023</text:p>
          </table:table-cell>
          <table:table-cell table:style-name="ce22" office:value-type="float" office:value="87961" calcext:value-type="float">
            <text:p>879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90" calcext:value-type="float">
            <text:p>49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2" calcext:value-type="float">
            <text:p>62</text:p>
          </table:table-cell>
          <table:table-cell table:style-name="ce22" office:value-type="float" office:value="419" calcext:value-type="float">
            <text:p>4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575" calcext:value-type="float">
            <text:p>15575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5146" calcext:value-type="float">
            <text:p>5146</text:p>
          </table:table-cell>
          <table:table-cell table:style-name="ce22" office:value-type="float" office:value="9839" calcext:value-type="float">
            <text:p>98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08" calcext:value-type="float">
            <text:p>50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5" calcext:value-type="float">
            <text:p>385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834" calcext:value-type="float">
            <text:p>48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31" calcext:value-type="float">
            <text:p>1631</text:p>
          </table:table-cell>
          <table:table-cell table:style-name="ce22" office:value-type="float" office:value="3172" calcext:value-type="float">
            <text:p>31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21" calcext:value-type="float">
            <text:p>6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2" calcext:value-type="float">
            <text:p>202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61" calcext:value-type="float">
            <text:p>86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62" calcext:value-type="float">
            <text:p>562</text:p>
          </table:table-cell>
          <table:table-cell table:style-name="ce22" office:value-type="float" office:value="272" calcext:value-type="float">
            <text:p>2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208" calcext:value-type="float">
            <text:p>720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66" calcext:value-type="float">
            <text:p>2466</text:p>
          </table:table-cell>
          <table:table-cell table:style-name="ce22" office:value-type="float" office:value="4695" calcext:value-type="float">
            <text:p>46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06" calcext:value-type="float">
            <text:p>90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0" calcext:value-type="float">
            <text:p>650</text:p>
          </table:table-cell>
          <table:table-cell table:style-name="ce22" office:value-type="float" office:value="244" calcext:value-type="float">
            <text:p>2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28" calcext:value-type="float">
            <text:p>9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64" calcext:value-type="float">
            <text:p>464</text:p>
          </table:table-cell>
          <table:table-cell table:style-name="ce22" office:value-type="float" office:value="446" calcext:value-type="float">
            <text:p>4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96" calcext:value-type="float">
            <text:p>79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3" calcext:value-type="float">
            <text:p>223</text:p>
          </table:table-cell>
          <table:table-cell table:style-name="ce22" office:value-type="float" office:value="547" calcext:value-type="float">
            <text:p>5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99" calcext:value-type="float">
            <text:p>19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9" calcext:value-type="float">
            <text:p>79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4" calcext:value-type="float">
            <text:p>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2" office:value-type="float" office:value="37" calcext:value-type="float">
            <text:p>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36" calcext:value-type="float">
            <text:p>143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65" calcext:value-type="float">
            <text:p>765</text:p>
          </table:table-cell>
          <table:table-cell table:style-name="ce22" office:value-type="float" office:value="622" calcext:value-type="float">
            <text:p>6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871" calcext:value-type="float">
            <text:p>387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526" calcext:value-type="float">
            <text:p>3526</text:p>
          </table:table-cell>
          <table:table-cell table:style-name="ce22" office:value-type="float" office:value="245" calcext:value-type="float">
            <text:p>2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93" calcext:value-type="float">
            <text:p>1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1" calcext:value-type="float">
            <text:p>101</text:p>
          </table:table-cell>
          <table:table-cell table:style-name="ce22" office:value-type="float" office:value="92" calcext:value-type="float">
            <text:p>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3" calcext:value-type="float">
            <text:p>4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535" calcext:value-type="float">
            <text:p>653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4864" calcext:value-type="float">
            <text:p>4864</text:p>
          </table:table-cell>
          <table:table-cell table:style-name="ce22" office:value-type="float" office:value="1564" calcext:value-type="float">
            <text:p>15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44" calcext:value-type="float">
            <text:p>7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2" office:value-type="float" office:value="721" calcext:value-type="float">
            <text:p>7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68" calcext:value-type="float">
            <text:p>66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5" calcext:value-type="float">
            <text:p>285</text:p>
          </table:table-cell>
          <table:table-cell table:style-name="ce22" office:value-type="float" office:value="348" calcext:value-type="float">
            <text:p>3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89" calcext:value-type="float">
            <text:p>48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9" calcext:value-type="float">
            <text:p>419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32" calcext:value-type="float">
            <text:p>3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0" calcext:value-type="float">
            <text:p>3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1522" calcext:value-type="float">
            <text:p>31522</text:p>
          </table:table-cell>
          <table:table-cell table:style-name="ce24" office:value-type="float" office:value="3160" calcext:value-type="float">
            <text:p>3160</text:p>
          </table:table-cell>
          <table:table-cell table:style-name="ce24" office:value-type="float" office:value="20314" calcext:value-type="float">
            <text:p>20314</text:p>
          </table:table-cell>
          <table:table-cell table:style-name="ce22" office:value-type="float" office:value="8048" calcext:value-type="float">
            <text:p>80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728" calcext:value-type="float">
            <text:p>4728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826" calcext:value-type="float">
            <text:p>1826</text:p>
          </table:table-cell>
          <table:table-cell table:style-name="ce22" office:value-type="float" office:value="2752" calcext:value-type="float">
            <text:p>27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5" calcext:value-type="float">
            <text:p>9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2" calcext:value-type="float">
            <text:p>82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24" calcext:value-type="float">
            <text:p>3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7" calcext:value-type="float">
            <text:p>267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711" calcext:value-type="float">
            <text:p>571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324" calcext:value-type="float">
            <text:p>2324</text:p>
          </table:table-cell>
          <table:table-cell table:style-name="ce22" office:value-type="float" office:value="3201" calcext:value-type="float">
            <text:p>32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77" calcext:value-type="float">
            <text:p>17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7" calcext:value-type="float">
            <text:p>67</text:p>
          </table:table-cell>
          <table:table-cell table:style-name="ce22" office:value-type="float" office:value="104" calcext:value-type="float">
            <text:p>1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2" calcext:value-type="float">
            <text:p>1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2292" calcext:value-type="float">
            <text:p>42292</text:p>
          </table:table-cell>
          <table:table-cell table:style-name="ce24" office:value-type="float" office:value="5377" calcext:value-type="float">
            <text:p>5377</text:p>
          </table:table-cell>
          <table:table-cell table:style-name="ce24" office:value-type="float" office:value="147" calcext:value-type="float">
            <text:p>147</text:p>
          </table:table-cell>
          <table:table-cell table:style-name="ce22" office:value-type="float" office:value="36768" calcext:value-type="float">
            <text:p>367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92" calcext:value-type="float">
            <text:p>149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68" calcext:value-type="float">
            <text:p>1368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795" calcext:value-type="float">
            <text:p>79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00" calcext:value-type="float">
            <text:p>600</text:p>
          </table:table-cell>
          <table:table-cell table:style-name="ce22" office:value-type="float" office:value="151" calcext:value-type="float">
            <text:p>1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912" calcext:value-type="float">
            <text:p>3912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679" calcext:value-type="float">
            <text:p>679</text:p>
          </table:table-cell>
          <table:table-cell table:style-name="ce22" office:value-type="float" office:value="3116" calcext:value-type="float">
            <text:p>31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86" calcext:value-type="float">
            <text:p>158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099" calcext:value-type="float">
            <text:p>1099</text:p>
          </table:table-cell>
          <table:table-cell table:style-name="ce22" office:value-type="float" office:value="397" calcext:value-type="float">
            <text:p>3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070" calcext:value-type="float">
            <text:p>8070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7820" calcext:value-type="float">
            <text:p>78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112" calcext:value-type="float">
            <text:p>31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25" calcext:value-type="float">
            <text:p>1025</text:p>
          </table:table-cell>
          <table:table-cell table:style-name="ce22" office:value-type="float" office:value="2071" calcext:value-type="float">
            <text:p>20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6435" calcext:value-type="float">
            <text:p>26435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7530" calcext:value-type="float">
            <text:p>7530</text:p>
          </table:table-cell>
          <table:table-cell table:style-name="ce22" office:value-type="float" office:value="18306" calcext:value-type="float">
            <text:p>183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070" calcext:value-type="float">
            <text:p>8070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886" calcext:value-type="float">
            <text:p>886</text:p>
          </table:table-cell>
          <table:table-cell table:style-name="ce22" office:value-type="float" office:value="6953" calcext:value-type="float">
            <text:p>69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63" calcext:value-type="float">
            <text:p>5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2" calcext:value-type="float">
            <text:p>152</text:p>
          </table:table-cell>
          <table:table-cell table:style-name="ce22" office:value-type="float" office:value="401" calcext:value-type="float">
            <text:p>4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1847" calcext:value-type="float">
            <text:p>61847</text:p>
          </table:table-cell>
          <table:table-cell table:style-name="ce24" office:value-type="float" office:value="1714" calcext:value-type="float">
            <text:p>1714</text:p>
          </table:table-cell>
          <table:table-cell table:style-name="ce24" office:value-type="float" office:value="19012" calcext:value-type="float">
            <text:p>19012</text:p>
          </table:table-cell>
          <table:table-cell table:style-name="ce22" office:value-type="float" office:value="41121" calcext:value-type="float">
            <text:p>411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463" calcext:value-type="float">
            <text:p>10463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1734" calcext:value-type="float">
            <text:p>1734</text:p>
          </table:table-cell>
          <table:table-cell table:style-name="ce22" office:value-type="float" office:value="8033" calcext:value-type="float">
            <text:p>80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366" calcext:value-type="float">
            <text:p>15366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5184" calcext:value-type="float">
            <text:p>5184</text:p>
          </table:table-cell>
          <table:table-cell table:style-name="ce22" office:value-type="float" office:value="9406" calcext:value-type="float">
            <text:p>94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7268" calcext:value-type="float">
            <text:p>27268</text:p>
          </table:table-cell>
          <table:table-cell table:style-name="ce24" office:value-type="float" office:value="1114" calcext:value-type="float">
            <text:p>1114</text:p>
          </table:table-cell>
          <table:table-cell table:style-name="ce24" office:value-type="float" office:value="2422" calcext:value-type="float">
            <text:p>2422</text:p>
          </table:table-cell>
          <table:table-cell table:style-name="ce22" office:value-type="float" office:value="23732" calcext:value-type="float">
            <text:p>237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0201" calcext:value-type="float">
            <text:p>2020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370" calcext:value-type="float">
            <text:p>2370</text:p>
          </table:table-cell>
          <table:table-cell table:style-name="ce22" office:value-type="float" office:value="17819" calcext:value-type="float">
            <text:p>178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88" calcext:value-type="float">
            <text:p>38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0" calcext:value-type="float">
            <text:p>190</text:p>
          </table:table-cell>
          <table:table-cell table:style-name="ce22" office:value-type="float" office:value="188" calcext:value-type="float">
            <text:p>1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840" calcext:value-type="float">
            <text:p>10840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9568" calcext:value-type="float">
            <text:p>9568</text:p>
          </table:table-cell>
          <table:table-cell table:style-name="ce22" office:value-type="float" office:value="1016" calcext:value-type="float">
            <text:p>10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811" calcext:value-type="float">
            <text:p>14811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6423" calcext:value-type="float">
            <text:p>6423</text:p>
          </table:table-cell>
          <table:table-cell table:style-name="ce22" office:value-type="float" office:value="7465" calcext:value-type="float">
            <text:p>74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87859" calcext:value-type="float">
            <text:p>187859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26608" calcext:value-type="float">
            <text:p>26608</text:p>
          </table:table-cell>
          <table:table-cell table:style-name="ce22" office:value-type="float" office:value="159528" calcext:value-type="float">
            <text:p>1595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73" calcext:value-type="float">
            <text:p>27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6" calcext:value-type="float">
            <text:p>136</text:p>
          </table:table-cell>
          <table:table-cell table:style-name="ce22" office:value-type="float" office:value="137" calcext:value-type="float">
            <text:p>1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23" calcext:value-type="float">
            <text:p>6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4" calcext:value-type="float">
            <text:p>114</text:p>
          </table:table-cell>
          <table:table-cell table:style-name="ce22" office:value-type="float" office:value="468" calcext:value-type="float">
            <text:p>4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08" calcext:value-type="float">
            <text:p>2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2" office:value-type="float" office:value="199" calcext:value-type="float">
            <text:p>1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5432" calcext:value-type="float">
            <text:p>3543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9120" calcext:value-type="float">
            <text:p>9120</text:p>
          </table:table-cell>
          <table:table-cell table:style-name="ce22" office:value-type="float" office:value="26083" calcext:value-type="float">
            <text:p>2608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551" calcext:value-type="float">
            <text:p>155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11" calcext:value-type="float">
            <text:p>611</text:p>
          </table:table-cell>
          <table:table-cell table:style-name="ce22" office:value-type="float" office:value="927" calcext:value-type="float">
            <text:p>9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943" calcext:value-type="float">
            <text:p>9943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453" calcext:value-type="float">
            <text:p>2453</text:p>
          </table:table-cell>
          <table:table-cell table:style-name="ce22" office:value-type="float" office:value="7281" calcext:value-type="float">
            <text:p>72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57" calcext:value-type="float">
            <text:p>25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4" calcext:value-type="float">
            <text:p>54</text:p>
          </table:table-cell>
          <table:table-cell table:style-name="ce22" office:value-type="float" office:value="186" calcext:value-type="float">
            <text:p>1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1707" calcext:value-type="float">
            <text:p>2170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040" calcext:value-type="float">
            <text:p>2040</text:p>
          </table:table-cell>
          <table:table-cell table:style-name="ce22" office:value-type="float" office:value="19647" calcext:value-type="float">
            <text:p>196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55" calcext:value-type="float">
            <text:p>145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05" calcext:value-type="float">
            <text:p>905</text:p>
          </table:table-cell>
          <table:table-cell table:style-name="ce22" office:value-type="float" office:value="524" calcext:value-type="float">
            <text:p>5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50" calcext:value-type="float">
            <text:p>14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52" calcext:value-type="float">
            <text:p>252</text:p>
          </table:table-cell>
          <table:table-cell table:style-name="ce22" office:value-type="float" office:value="1098" calcext:value-type="float">
            <text:p>10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28" calcext:value-type="float">
            <text:p>9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06" calcext:value-type="float">
            <text:p>106</text:p>
          </table:table-cell>
          <table:table-cell table:style-name="ce22" office:value-type="float" office:value="778" calcext:value-type="float">
            <text:p>77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895" calcext:value-type="float">
            <text:p>8895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3153" calcext:value-type="float">
            <text:p>3153</text:p>
          </table:table-cell>
          <table:table-cell table:style-name="ce22" office:value-type="float" office:value="5564" calcext:value-type="float">
            <text:p>55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20" calcext:value-type="float">
            <text:p>1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22857" calcext:value-type="float">
            <text:p>222857</text:p>
          </table:table-cell>
          <table:table-cell table:style-name="ce24" office:value-type="float" office:value="26299" calcext:value-type="float">
            <text:p>26299</text:p>
          </table:table-cell>
          <table:table-cell table:style-name="ce24" office:value-type="float" office:value="131148" calcext:value-type="float">
            <text:p>131148</text:p>
          </table:table-cell>
          <table:table-cell table:style-name="ce22" office:value-type="float" office:value="65410" calcext:value-type="float">
            <text:p>654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835" calcext:value-type="float">
            <text:p>83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0" calcext:value-type="float">
            <text:p>240</text:p>
          </table:table-cell>
          <table:table-cell table:style-name="ce22" office:value-type="float" office:value="586" calcext:value-type="float">
            <text:p>5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111" calcext:value-type="float">
            <text:p>111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02" calcext:value-type="float">
            <text:p>102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5265" calcext:value-type="float">
            <text:p>25265</text:p>
          </table:table-cell>
          <table:table-cell table:style-name="ce24" office:value-type="float" office:value="3175" calcext:value-type="float">
            <text:p>3175</text:p>
          </table:table-cell>
          <table:table-cell table:style-name="ce24" office:value-type="float" office:value="4971" calcext:value-type="float">
            <text:p>4971</text:p>
          </table:table-cell>
          <table:table-cell table:style-name="ce22" office:value-type="float" office:value="17119" calcext:value-type="float">
            <text:p>171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0207" calcext:value-type="float">
            <text:p>30207</text:p>
          </table:table-cell>
          <table:table-cell table:style-name="ce24" office:value-type="float" office:value="1823" calcext:value-type="float">
            <text:p>1823</text:p>
          </table:table-cell>
          <table:table-cell table:style-name="ce24" office:value-type="float" office:value="26100" calcext:value-type="float">
            <text:p>26100</text:p>
          </table:table-cell>
          <table:table-cell table:style-name="ce22" office:value-type="float" office:value="2284" calcext:value-type="float">
            <text:p>22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7" calcext:value-type="float">
            <text:p>4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440" calcext:value-type="float">
            <text:p>4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5" calcext:value-type="float">
            <text:p>355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8"/>
          <table:table-cell table:style-name="ce21"/>
        </table:table-row>
        <table:table-row table:style-name="ro1">
          <table:table-cell table:number-columns-repeated="2" table:style-name="ce4" office:value-type="string" calcext:value-type="string">
            <text:p>Taji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22" calcext:value-type="float">
            <text:p>5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510" calcext:value-type="float">
            <text:p>5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509" calcext:value-type="float">
            <text:p>5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3" calcext:value-type="float">
            <text:p>183</text:p>
          </table:table-cell>
          <table:table-cell table:style-name="ce22" office:value-type="float" office:value="305" calcext:value-type="float">
            <text:p>3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000" calcext:value-type="float">
            <text:p>300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784" calcext:value-type="float">
            <text:p>2784</text:p>
          </table:table-cell>
          <table:table-cell table:style-name="ce22" office:value-type="float" office:value="161" calcext:value-type="float">
            <text:p>1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92" calcext:value-type="float">
            <text:p>9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" calcext:value-type="float">
            <text:p>31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5" calcext:value-type="float">
            <text:p>1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5" calcext:value-type="float">
            <text:p>85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3" calcext:value-type="float">
            <text:p>10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30" calcext:value-type="float">
            <text:p>10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38" calcext:value-type="float">
            <text:p>638</text:p>
          </table:table-cell>
          <table:table-cell table:style-name="ce22" office:value-type="float" office:value="347" calcext:value-type="float">
            <text:p>3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35569" calcext:value-type="float">
            <text:p>135569</text:p>
          </table:table-cell>
          <table:table-cell table:style-name="ce24" office:value-type="float" office:value="3689" calcext:value-type="float">
            <text:p>3689</text:p>
          </table:table-cell>
          <table:table-cell table:style-name="ce24" office:value-type="float" office:value="86396" calcext:value-type="float">
            <text:p>86396</text:p>
          </table:table-cell>
          <table:table-cell table:style-name="ce22" office:value-type="float" office:value="45484" calcext:value-type="float">
            <text:p>454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01" calcext:value-type="float">
            <text:p>1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4195" calcext:value-type="float">
            <text:p>14195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2706" calcext:value-type="float">
            <text:p>2706</text:p>
          </table:table-cell>
          <table:table-cell table:style-name="ce22" office:value-type="float" office:value="11128" calcext:value-type="float">
            <text:p>111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6793" calcext:value-type="float">
            <text:p>1679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837" calcext:value-type="float">
            <text:p>3837</text:p>
          </table:table-cell>
          <table:table-cell table:style-name="ce22" office:value-type="float" office:value="12782" calcext:value-type="float">
            <text:p>127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12629" calcext:value-type="float">
            <text:p>212629</text:p>
          </table:table-cell>
          <table:table-cell table:style-name="ce24" office:value-type="float" office:value="31316" calcext:value-type="float">
            <text:p>31316</text:p>
          </table:table-cell>
          <table:table-cell table:style-name="ce24" office:value-type="float" office:value="997" calcext:value-type="float">
            <text:p>997</text:p>
          </table:table-cell>
          <table:table-cell table:style-name="ce22" office:value-type="float" office:value="180316" calcext:value-type="float">
            <text:p>1803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283929" calcext:value-type="float">
            <text:p>1283929</text:p>
          </table:table-cell>
          <table:table-cell table:style-name="ce24" office:value-type="float" office:value="77180" calcext:value-type="float">
            <text:p>77180</text:p>
          </table:table-cell>
          <table:table-cell table:style-name="ce24" office:value-type="float" office:value="198993" calcext:value-type="float">
            <text:p>198993</text:p>
          </table:table-cell>
          <table:table-cell table:style-name="ce22" office:value-type="float" office:value="1027704" calcext:value-type="float">
            <text:p>10277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94" calcext:value-type="float">
            <text:p>69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06" calcext:value-type="float">
            <text:p>506</text:p>
          </table:table-cell>
          <table:table-cell table:style-name="ce22" office:value-type="float" office:value="170" calcext:value-type="float">
            <text:p>1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325" calcext:value-type="float">
            <text:p>232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75" calcext:value-type="float">
            <text:p>1775</text:p>
          </table:table-cell>
          <table:table-cell table:style-name="ce22" office:value-type="float" office:value="540" calcext:value-type="float">
            <text:p>5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288" calcext:value-type="float">
            <text:p>28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1" calcext:value-type="float">
            <text:p>241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375" calcext:value-type="float">
            <text:p>3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8" calcext:value-type="float">
            <text:p>228</text:p>
          </table:table-cell>
          <table:table-cell table:style-name="ce22" office:value-type="float" office:value="145" calcext:value-type="float">
            <text:p>1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2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1" calcext:value-type="float">
            <text:p>111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9 02:32:35</text:p>
          </table:table-cell>
          <table:table-cell table:style-name="ce13" office:value-type="float" office:value="34" calcext:value-type="float">
            <text:p>3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8"/>
          <table:table-cell table:style-name="ce21"/>
        </table:table-row>
        <table:table-row table:style-name="ro1">
          <table:table-cell/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/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/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2"/>
          <table:table-cell table:style-name="ce21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1" office:value-type="string" calcext:value-type="string">
            <text:p>2020-05-09 02:32:35</text:p>
          </table:table-cell>
          <table:table-cell table:number-columns-repeated="13"/>
        </table:table-row>
        <table:table-row table:style-name="ro1" table:number-rows-repeated="301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1" table:default-cell-style-name="ce26"/>
        <table:table-column table:style-name="co12" table:default-cell-style-name="ce26"/>
        <table:table-column table:style-name="co10" table:number-columns-repeated="3" table:default-cell-style-name="ce26"/>
        <table:table-column table:style-name="co10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7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489308" calcext:value-type="float">
            <text:p>1489308</text:p>
          </table:table-cell>
          <table:table-cell table:formula="of:=SUMIF([$all_data.$C$2:$all_data.$C$182];[.$A2];[$all_data.F$2:$all_data.F$182])" office:value-type="float" office:value="152404" calcext:value-type="float">
            <text:p>152404</text:p>
          </table:table-cell>
          <table:table-cell table:formula="of:=SUMIF([$all_data.$C$2:$all_data.$C$182];[.$A2];[$all_data.G$2:$all_data.G$182])" office:value-type="float" office:value="649590" calcext:value-type="float">
            <text:p>649590</text:p>
          </table:table-cell>
          <table:table-cell table:formula="of:=SUMIF([$all_data.$C$2:$all_data.$C$182];[.$A2];[$all_data.H$2:$all_data.H$182])" office:value-type="float" office:value="687314" calcext:value-type="float">
            <text:p>687314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383125" calcext:value-type="float">
            <text:p>1383125</text:p>
          </table:table-cell>
          <table:table-cell table:formula="of:=SUMIF([$all_data.$C$2:$all_data.$C$182];[.$A3];[$all_data.F$2:$all_data.F$182])" office:value-type="float" office:value="85037" calcext:value-type="float">
            <text:p>85037</text:p>
          </table:table-cell>
          <table:table-cell table:formula="of:=SUMIF([$all_data.$C$2:$all_data.$C$182];[.$A3];[$all_data.G$2:$all_data.G$182])" office:value-type="float" office:value="249546" calcext:value-type="float">
            <text:p>249546</text:p>
          </table:table-cell>
          <table:table-cell table:formula="of:=SUMIF([$all_data.$C$2:$all_data.$C$182];[.$A3];[$all_data.H$2:$all_data.H$182])" office:value-type="float" office:value="1068490" calcext:value-type="float">
            <text:p>106849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480138" calcext:value-type="float">
            <text:p>480138</text:p>
          </table:table-cell>
          <table:table-cell table:formula="of:=SUMIF([$all_data.$C$2:$all_data.$C$182];[.$A4];[$all_data.F$2:$all_data.F$182])" office:value-type="float" office:value="12245" calcext:value-type="float">
            <text:p>12245</text:p>
          </table:table-cell>
          <table:table-cell table:formula="of:=SUMIF([$all_data.$C$2:$all_data.$C$182];[.$A4];[$all_data.G$2:$all_data.G$182])" office:value-type="float" office:value="172459" calcext:value-type="float">
            <text:p>172459</text:p>
          </table:table-cell>
          <table:table-cell table:formula="of:=SUMIF([$all_data.$C$2:$all_data.$C$182];[.$A4];[$all_data.H$2:$all_data.H$182])" office:value-type="float" office:value="295434" calcext:value-type="float">
            <text:p>295434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207861" calcext:value-type="float">
            <text:p>207861</text:p>
          </table:table-cell>
          <table:table-cell table:formula="of:=SUMIF([$all_data.$C$2:$all_data.$C$182];[.$A5];[$all_data.F$2:$all_data.F$182])" office:value-type="float" office:value="7413" calcext:value-type="float">
            <text:p>7413</text:p>
          </table:table-cell>
          <table:table-cell table:formula="of:=SUMIF([$all_data.$C$2:$all_data.$C$182];[.$A5];[$all_data.G$2:$all_data.G$182])" office:value-type="float" office:value="116183" calcext:value-type="float">
            <text:p>116183</text:p>
          </table:table-cell>
          <table:table-cell table:formula="of:=SUMIF([$all_data.$C$2:$all_data.$C$182];[.$A5];[$all_data.H$2:$all_data.H$182])" office:value-type="float" office:value="84265" calcext:value-type="float">
            <text:p>8426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83981" calcext:value-type="float">
            <text:p>283981</text:p>
          </table:table-cell>
          <table:table-cell table:formula="of:=SUMIF([$all_data.$C$2:$all_data.$C$182];[.$A6];[$all_data.F$2:$all_data.F$182])" office:value-type="float" office:value="14611" calcext:value-type="float">
            <text:p>14611</text:p>
          </table:table-cell>
          <table:table-cell table:formula="of:=SUMIF([$all_data.$C$2:$all_data.$C$182];[.$A6];[$all_data.G$2:$all_data.G$182])" office:value-type="float" office:value="99575" calcext:value-type="float">
            <text:p>99575</text:p>
          </table:table-cell>
          <table:table-cell table:formula="of:=SUMIF([$all_data.$C$2:$all_data.$C$182];[.$A6];[$all_data.H$2:$all_data.H$182])" office:value-type="float" office:value="169795" calcext:value-type="float">
            <text:p>16979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57626" calcext:value-type="float">
            <text:p>57626</text:p>
          </table:table-cell>
          <table:table-cell table:formula="of:=SUMIF([$all_data.$C$2:$all_data.$C$182];[.$A7];[$all_data.F$2:$all_data.F$182])" office:value-type="float" office:value="2146" calcext:value-type="float">
            <text:p>2146</text:p>
          </table:table-cell>
          <table:table-cell table:formula="of:=SUMIF([$all_data.$C$2:$all_data.$C$182];[.$A7];[$all_data.G$2:$all_data.G$182])" office:value-type="float" office:value="19000" calcext:value-type="float">
            <text:p>19000</text:p>
          </table:table-cell>
          <table:table-cell table:formula="of:=SUMIF([$all_data.$C$2:$all_data.$C$182];[.$A7];[$all_data.H$2:$all_data.H$182])" office:value-type="float" office:value="36480" calcext:value-type="float">
            <text:p>3648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23691" calcext:value-type="float">
            <text:p>23691</text:p>
          </table:table-cell>
          <table:table-cell table:formula="of:=SUMIF([$all_data.$C$2:$all_data.$C$182];[.$A8];[$all_data.F$2:$all_data.F$182])" office:value-type="float" office:value="889" calcext:value-type="float">
            <text:p>889</text:p>
          </table:table-cell>
          <table:table-cell table:formula="of:=SUMIF([$all_data.$C$2:$all_data.$C$182];[.$A8];[$all_data.G$2:$all_data.G$182])" office:value-type="float" office:value="5185" calcext:value-type="float">
            <text:p>5185</text:p>
          </table:table-cell>
          <table:table-cell table:formula="of:=SUMIF([$all_data.$C$2:$all_data.$C$182];[.$A8];[$all_data.H$2:$all_data.H$182])" office:value-type="float" office:value="17617" calcext:value-type="float">
            <text:p>1761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418" calcext:value-type="float">
            <text:p>8418</text:p>
          </table:table-cell>
          <table:table-cell table:formula="of:=SUMIF([$all_data.$C$2:$all_data.$C$182];[.$A9];[$all_data.F$2:$all_data.F$182])" office:value-type="float" office:value="118" calcext:value-type="float">
            <text:p>118</text:p>
          </table:table-cell>
          <table:table-cell table:formula="of:=SUMIF([$all_data.$C$2:$all_data.$C$182];[.$A9];[$all_data.G$2:$all_data.G$182])" office:value-type="float" office:value="7498" calcext:value-type="float">
            <text:p>7498</text:p>
          </table:table-cell>
          <table:table-cell table:formula="of:=SUMIF([$all_data.$C$2:$all_data.$C$182];[.$A9];[$all_data.H$2:$all_data.H$182])" office:value-type="float" office:value="802" calcext:value-type="float">
            <text:p>802</text:p>
          </table:table-cell>
          <table:table-cell/>
        </table:table-row>
      </table:table>
      <table:table table:name="major_continent" table:style-name="ta1">
        <table:table-column table:style-name="co13" table:default-cell-style-name="ce26"/>
        <table:table-column table:style-name="co10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489308" calcext:value-type="float">
            <text:p>1489308</text:p>
          </table:table-cell>
          <table:table-cell table:formula="of:=SUMIF([$all_data.$C$2:$all_data.$C$182];[.$A2];[$all_data.F$2:$all_data.F$182])" office:value-type="float" office:value="152404" calcext:value-type="float">
            <text:p>152404</text:p>
          </table:table-cell>
          <table:table-cell table:formula="of:=SUMIF([$all_data.$C$2:$all_data.$C$182];[.$A2];[$all_data.G$2:$all_data.G$182])" office:value-type="float" office:value="649590" calcext:value-type="float">
            <text:p>649590</text:p>
          </table:table-cell>
          <table:table-cell table:formula="of:=SUMIF([$all_data.$C$2:$all_data.$C$182];[.$A2];[$all_data.H$2:$all_data.H$182])" office:value-type="float" office:value="687314" calcext:value-type="float">
            <text:p>687314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383125" calcext:value-type="float">
            <text:p>1383125</text:p>
          </table:table-cell>
          <table:table-cell table:formula="of:=SUMIF([$all_data.$C$2:$all_data.$C$182];[.$A3];[$all_data.F$2:$all_data.F$182])" office:value-type="float" office:value="85037" calcext:value-type="float">
            <text:p>85037</text:p>
          </table:table-cell>
          <table:table-cell table:formula="of:=SUMIF([$all_data.$C$2:$all_data.$C$182];[.$A3];[$all_data.G$2:$all_data.G$182])" office:value-type="float" office:value="249546" calcext:value-type="float">
            <text:p>249546</text:p>
          </table:table-cell>
          <table:table-cell table:formula="of:=SUMIF([$all_data.$C$2:$all_data.$C$182];[.$A3];[$all_data.H$2:$all_data.H$182])" office:value-type="float" office:value="1068490" calcext:value-type="float">
            <text:p>106849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480138" calcext:value-type="float">
            <text:p>480138</text:p>
          </table:table-cell>
          <table:table-cell table:formula="of:=SUMIF([$all_data.$C$2:$all_data.$C$182];[.$A4];[$all_data.F$2:$all_data.F$182])" office:value-type="float" office:value="12245" calcext:value-type="float">
            <text:p>12245</text:p>
          </table:table-cell>
          <table:table-cell table:formula="of:=SUMIF([$all_data.$C$2:$all_data.$C$182];[.$A4];[$all_data.G$2:$all_data.G$182])" office:value-type="float" office:value="172459" calcext:value-type="float">
            <text:p>172459</text:p>
          </table:table-cell>
          <table:table-cell table:formula="of:=SUMIF([$all_data.$C$2:$all_data.$C$182];[.$A4];[$all_data.H$2:$all_data.H$182])" office:value-type="float" office:value="295434" calcext:value-type="float">
            <text:p>295434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207861" calcext:value-type="float">
            <text:p>207861</text:p>
          </table:table-cell>
          <table:table-cell table:formula="of:=SUMIF([$all_data.$C$2:$all_data.$C$182];[.$A5];[$all_data.F$2:$all_data.F$182])" office:value-type="float" office:value="7413" calcext:value-type="float">
            <text:p>7413</text:p>
          </table:table-cell>
          <table:table-cell table:formula="of:=SUMIF([$all_data.$C$2:$all_data.$C$182];[.$A5];[$all_data.G$2:$all_data.G$182])" office:value-type="float" office:value="116183" calcext:value-type="float">
            <text:p>116183</text:p>
          </table:table-cell>
          <table:table-cell table:formula="of:=SUMIF([$all_data.$C$2:$all_data.$C$182];[.$A5];[$all_data.H$2:$all_data.H$182])" office:value-type="float" office:value="84265" calcext:value-type="float">
            <text:p>84265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83981" calcext:value-type="float">
            <text:p>283981</text:p>
          </table:table-cell>
          <table:table-cell table:formula="of:=SUMIF([$all_data.$C$2:$all_data.$C$182];[.$A6];[$all_data.F$2:$all_data.F$182])" office:value-type="float" office:value="14611" calcext:value-type="float">
            <text:p>14611</text:p>
          </table:table-cell>
          <table:table-cell table:formula="of:=SUMIF([$all_data.$C$2:$all_data.$C$182];[.$A6];[$all_data.G$2:$all_data.G$182])" office:value-type="float" office:value="99575" calcext:value-type="float">
            <text:p>99575</text:p>
          </table:table-cell>
          <table:table-cell table:formula="of:=SUMIF([$all_data.$C$2:$all_data.$C$182];[.$A6];[$all_data.H$2:$all_data.H$182])" office:value-type="float" office:value="169795" calcext:value-type="float">
            <text:p>16979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89735" calcext:value-type="float">
            <text:p>89735</text:p>
          </table:table-cell>
          <table:table-cell table:formula="of:=SUM([$continent.C$7:$continent.C$9])" office:value-type="float" office:value="3153" calcext:value-type="float">
            <text:p>3153</text:p>
          </table:table-cell>
          <table:table-cell table:formula="of:=SUM([$continent.D$7:$continent.D$9])" office:value-type="float" office:value="31683" calcext:value-type="float">
            <text:p>31683</text:p>
          </table:table-cell>
          <table:table-cell table:formula="of:=SUM([$continent.E$7:$continent.E$9])" office:value-type="float" office:value="54899" calcext:value-type="float">
            <text:p>54899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4" table:default-cell-style-name="ce2"/>
        <table:table-column table:style-name="co10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3934148" calcext:value-type="float">
            <text:p>3934148</text:p>
          </table:table-cell>
          <table:table-cell table:style-name="Default" table:formula="of:=SUM([$continent.C2:$continent.C9])" office:value-type="float" office:value="274863" calcext:value-type="float">
            <text:p>274863</text:p>
          </table:table-cell>
          <table:table-cell table:style-name="Default" table:formula="of:=SUM([$continent.D2:$continent.D9])" office:value-type="float" office:value="1319036" calcext:value-type="float">
            <text:p>1319036</text:p>
          </table:table-cell>
          <table:table-cell table:style-name="Default" table:formula="of:=[.B2]-[.C2]-[.D2]" office:value-type="float" office:value="2340249" calcext:value-type="float">
            <text:p>2340249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00-00-00</text:date>, <text:time style:data-style-name="N2" text:time-value="23:45:09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23:47:05.810000000</dc:date>
    <meta:editing-duration>PT8H46M50S</meta:editing-duration>
    <meta:editing-cycles>81</meta:editing-cycles>
    <meta:generator>LibreOffice/6.4.2.2$Windows_X86_64 LibreOffice_project/4e471d8c02c9c90f512f7f9ead8875b57fcb1ec3</meta:generator>
    <meta:document-statistic meta:table-count="4" meta:cell-count="1625" meta:object-count="0"/>
  </office:meta>
</office:document-meta>
</file>